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3083in" fo:margin-left="-0.1833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1.8125in"/>
    </style:style>
    <style:style style:name="Table1.C" style:family="table-column">
      <style:table-column-properties style:column-width="1.6875in"/>
    </style:style>
    <style:style style:name="Table1.D" style:family="table-column">
      <style:table-column-properties style:column-width="1.625in"/>
    </style:style>
    <style:style style:name="Table1.E" style:family="table-column">
      <style:table-column-properties style:column-width="1.495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e0aa" officeooo:paragraph-rsid="0001e0aa"/>
    </style:style>
    <style:style style:name="P2" style:family="paragraph" style:parent-style-name="Standard">
      <style:text-properties fo:font-weight="bold" officeooo:rsid="0001e0aa" officeooo:paragraph-rsid="0001e0aa" style:font-weight-asian="bold" style:font-weight-complex="bold"/>
    </style:style>
    <style:style style:name="P3" style:family="paragraph" style:parent-style-name="Standard">
      <style:text-properties fo:font-weight="normal" officeooo:rsid="0001e0aa" officeooo:paragraph-rsid="0001e0aa" style:font-weight-asian="normal" style:font-weight-complex="normal"/>
    </style:style>
    <style:style style:name="P4" style:family="paragraph" style:parent-style-name="Table_20_Contents">
      <style:text-properties officeooo:rsid="0001e0aa" officeooo:paragraph-rsid="0001e0aa"/>
    </style:style>
    <style:style style:name="P5" style:family="paragraph" style:parent-style-name="Standard">
      <style:text-properties fo:font-weight="bold" officeooo:rsid="0001e0aa" officeooo:paragraph-rsid="0001e0aa" style:font-weight-asian="bold" style:font-weight-complex="bold"/>
    </style:style>
    <style:style style:name="P6" style:family="paragraph" style:parent-style-name="Standard">
      <style:text-properties fo:font-weight="bold" officeooo:rsid="0003b39c" officeooo:paragraph-rsid="0003b39c" style:font-weight-asian="bold" style:font-weight-complex="bold"/>
    </style:style>
    <style:style style:name="P7" style:family="paragraph" style:parent-style-name="Standard">
      <style:text-properties officeooo:rsid="0001e0aa" officeooo:paragraph-rsid="0001e0aa"/>
    </style:style>
    <style:style style:name="P8" style:family="paragraph" style:parent-style-name="Standard">
      <style:text-properties fo:font-weight="normal" officeooo:rsid="0001e0aa" officeooo:paragraph-rsid="0001e0aa" style:font-weight-asian="normal" style:font-weight-complex="normal"/>
    </style:style>
    <style:style style:name="P9" style:family="paragraph" style:parent-style-name="Standard">
      <style:text-properties fo:font-weight="normal" officeooo:rsid="0003b39c" officeooo:paragraph-rsid="0003b39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ritten Commitment to Team</text:p>
      <text:p text:style-name="P6"><text:tab/><text:span text:style-name="T1">By participating in this team, I agree to participate to the best of my ability. This means that should conflicts arise with scheduling, I will notify other team members and propose an alternative time to meet.</text:span></text:p>
      <text:p text:style-name="P1"/>
      <text:p text:style-name="P1"/>
      <text:p text:style-name="P2">Contac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Dan Martinez</text:p>
          </table:table-cell>
          <table:table-cell table:style-name="Table1.A1" office:value-type="string">
            <text:p text:style-name="P4">Chris Wilkins</text:p>
          </table:table-cell>
          <table:table-cell table:style-name="Table1.A1" office:value-type="string">
            <text:p text:style-name="P4">Cody Curry</text:p>
          </table:table-cell>
          <table:table-cell table:style-name="Table1.E1" office:value-type="string">
            <text:p text:style-name="P4">Michael Degan</text:p>
          </table:table-cell>
        </table:table-row>
        <table:table-row>
          <table:table-cell table:style-name="Table1.A2" office:value-type="string">
            <text:p text:style-name="P4">Email</text:p>
          </table:table-cell>
          <table:table-cell table:style-name="Table1.A2" office:value-type="string">
            <text:p text:style-name="P4">dmartz509@gmail.com</text:p>
          </table:table-cell>
          <table:table-cell table:style-name="Table1.A2" office:value-type="string">
            <text:p text:style-name="P4">wilkinscs1@gmail.com</text:p>
          </table:table-cell>
          <table:table-cell table:style-name="Table1.A2" office:value-type="string">
            <text:p text:style-name="P4">cocurry1@gmail.com</text:p>
          </table:table-cell>
          <table:table-cell table:style-name="Table1.E2" office:value-type="string">
            <text:p text:style-name="P4">plithnar@gmail.com</text:p>
          </table:table-cell>
        </table:table-row>
        <table:table-row>
          <table:table-cell table:style-name="Table1.A2" office:value-type="string">
            <text:p text:style-name="P4">Cell</text:p>
          </table:table-cell>
          <table:table-cell table:style-name="Table1.A2" office:value-type="string">
            <text:p text:style-name="P4">(509) 439-1894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(509) 205-7501</text:p>
          </table:table-cell>
          <table:table-cell table:style-name="Table1.E2" office:value-type="string">
            <text:p text:style-name="P4">(509) 554-0824</text:p>
          </table:table-cell>
        </table:table-row>
        <table:table-row>
          <table:table-cell table:style-name="Table1.A2" office:value-type="string">
            <text:p text:style-name="P4">Skype</text:p>
          </table:table-cell>
          <table:table-cell table:style-name="Table1.A2" office:value-type="string">
            <text:p text:style-name="P4">dmartz509@outlook.com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">kageokami315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"/>
      <text:p text:style-name="P1"/>
      <text:p text:style-name="P2">Times unavailabl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Dan Martinez</text:p>
          </table:table-cell>
          <table:table-cell table:style-name="Table2.B1" office:value-type="string">
            <text:p text:style-name="P4">Saturday, Sunday, Monday - All day</text:p>
          </table:table-cell>
        </table:table-row>
        <table:table-row>
          <table:table-cell table:style-name="Table2.A2" office:value-type="string">
            <text:p text:style-name="P4">Chris Wilkins</text:p>
          </table:table-cell>
          <table:table-cell table:style-name="Table2.B2" office:value-type="string">
            <text:p text:style-name="P4">MWF: 2 – 3 PM; ;</text:p>
          </table:table-cell>
        </table:table-row>
        <table:table-row>
          <table:table-cell table:style-name="Table2.A2" office:value-type="string">
            <text:p text:style-name="P4">Cody Curry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Michael Degan</text:p>
          </table:table-cell>
          <table:table-cell table:style-name="Table2.B2" office:value-type="string">
            <text:p text:style-name="P4">MWF: 2 – 3 PM; TTh 10 – Noon;</text:p>
          </table:table-cell>
        </table:table-row>
      </table:table>
      <text:p text:style-name="P2"/>
      <text:p text:style-name="P1"/>
      <text:p text:style-name="P1"/>
      <text:p text:style-name="P2">Regular Meeting Date and time </text:p>
      <text:p text:style-name="P1"><text:tab/>Monday (possibly Wednesday if needed) <text:s/>3:00 PM - 4:30 PM </text:p>
      <text:p text:style-name="P1"><text:tab/>Tuesday (possibly Thursday if needed) 12:00 PM - 2:00 PM </text:p>
      <text:p text:style-name="P1"/>
      <text:p text:style-name="P2">Team Member Roles </text:p>
      <text:p text:style-name="P1"><text:tab/>Dan Martinez <text:s/>- Inspector</text:p>
      <text:p text:style-name="P1"/>
      <text:p text:style-name="P1"><text:tab/>Chris Wilkins - Inspector </text:p>
      <text:p text:style-name="P1"/>
      <text:p text:style-name="P1"><text:tab/>Cody Curry - Author/Reader (Initially ) </text:p>
      <text:p text:style-name="P1"/>
      <text:p text:style-name="P1"><text:tab/>Michael Degan - Recorder /Reader</text:p>
      <text:p text:style-name="P1"/>
      <text:p text:style-name="P6">Team Organization</text:p>
      <text:p text:style-name="P6"><text:span text:style-name="T1"><text:tab/>Team leader will initially be ________ and (will/will not) change over the course of the class. </text:span></text:p>
      <text:p text:style-name="P1"/>
      <text:p text:style-name="P2">Special Skills </text:p>
      <text:p text:style-name="P1"><text:tab/>Dan Martinez <text:s/>- Documentation development , Diagram development</text:p>
      <text:p text:style-name="P1"/>
      <text:p text:style-name="P1"><text:tab/>Chris Wilkins - Business Logic Design </text:p>
      <text:p text:style-name="P1"/>
      <text:p text:style-name="P1"><text:tab/>Cody Curry <text:s text:c="3"/>- Database Design Experience </text:p>
      <text:p text:style-name="P1"/>
      <text:p text:style-name="P1"><text:soft-page-break/><text:tab/>Michael Degan - Database Design Experience, Documentation development</text:p>
      <text:p text:style-name="P1"/>
      <text:p text:style-name="P2">Development Language</text:p>
      <text:p text:style-name="P3"><text:tab/>C# unless project/assignment demands otherwise</text:p>
      <text:p text:style-name="P3"/>
      <text:p text:style-name="P2">Development Tools</text:p>
      <text:p text:style-name="P3"><text:tab/>List of tools we agree up using over the course of this class, with version numbers when applicable.</text:p>
      <text:p text:style-name="P3"><text:tab/>- Visual Studio 2013</text:p>
      <text:p text:style-name="P3"/>
      <text:p text:style-name="P6">Peer Review Format</text:p>
      <text:p text:style-name="P9"><text:tab/>Team members will rate each other on a scale from 1 to 5, with 5 being the highest score, in the categories of participation, effort expended.... MORE GOES HERE... </text:p>
      <text:p text:style-name="P3"/>
      <text:p text:style-name="P6">Version Control System</text:p>
      <text:p text:style-name="P9"><text:tab/>For this team, we will use a GitHub repository located at <text:a xlink:type="simple" xlink:href="https://github.com/plithnar/Cpts_422">https://github.com/plithnar/Cpts_422</text:a>. The electronic notebook will reside in this repository as well as on a physical backup drive which is updated no less than once a week. Team members will commit their work to the team notebook as needed, most often once a week. Final submission of work to the instructor will be reviewed by the whole team before approva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2:11:56.315815066</meta:creation-date>
    <dc:date>2014-09-16T12:48:56.225619963</dc:date>
    <meta:editing-duration>P0D</meta:editing-duration>
    <meta:editing-cycles>2</meta:editing-cycles>
    <meta:generator>LibreOffice/4.2.6.3$Linux_X86_64 LibreOffice_project/420m0$Build-3</meta:generator>
    <meta:document-statistic meta:table-count="2" meta:image-count="0" meta:object-count="0" meta:page-count="2" meta:paragraph-count="51" meta:word-count="324" meta:character-count="2080" meta:non-whitespace-character-count="1769"/>
  </office:meta>
</office:document-meta>
</file>